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2">
      <style:paragraph-properties fo:text-align="justify" style:justify-single-word="false"/>
    </style:style>
    <style:style style:name="P3" style:family="paragraph" style:parent-style-name="Standard" style:list-style-name="WW8Num4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7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/>
    </style:style>
    <style:style style:name="P8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/>
    </style:style>
    <style:style style:name="P9" style:family="paragraph" style:parent-style-name="Standard" style:list-style-name="L3">
      <style:paragraph-properties fo:margin-left="0.635cm" fo:margin-right="0cm" fo:text-align="justify" style:justify-single-word="false" fo:text-indent="0cm" style:auto-text-indent="false"/>
    </style:style>
    <style:style style:name="P10" style:family="paragraph" style:parent-style-name="Standard" style:list-style-name="L4">
      <style:paragraph-properties fo:margin-left="0.635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SCRIÇÃO DOS CASOS DE USO – CONTROLE DE ESTOQUE</text:p>
      <text:p text:style-name="P1"/>
      <text:p text:style-name="P5">CS01 : <text:s/>Cadastrar Fornecedor</text:p>
      <text:p text:style-name="P4"/>
      <text:p text:style-name="P1">Descrição Geral : Este caso de uso se inicia quando o gerente solicita o cadastro de um fornecedor.</text:p>
      <text:p text:style-name="P1"/>
      <text:p text:style-name="P1">Atores : Gerente</text:p>
      <text:p text:style-name="P1"/>
      <text:p text:style-name="P1">Pré-Condições : Gerente logado no sistema.</text:p>
      <text:p text:style-name="P1"/>
      <text:p text:style-name="P1">Pós-Condições : Sistema gera o cadastro do fornecedor.</text:p>
      <text:p text:style-name="P1"/>
      <text:p text:style-name="P1">Fluxo Básico : </text:p>
      <text:p text:style-name="P1"/>
      <text:list xml:id="list35616022" text:style-name="WW8Num2">
        <text:list-item>
          <text:p text:style-name="P2">Gerente deseja cadastrar fornecedor. </text:p>
        </text:list-item>
        <text:list-item>
          <text:p text:style-name="P2">O sistema apresenta formulário para preenchimento de informações do fornecedor.</text:p>
        </text:list-item>
        <text:list-item>
          <text:p text:style-name="P2">Gerente preenche o formulário com informações consistentes.</text:p>
        </text:list-item>
        <text:list-item>
          <text:p text:style-name="P2">O sistema analisa as informações inseridas no formulário.</text:p>
        </text:list-item>
      </text:list>
      <text:p text:style-name="P14">- Se as informações são consistentes, o sistema efetua o cadastro do fornecedor.</text:p>
      <text:p text:style-name="P14">- Se as informações não são consistentes, o sistema informa o motivo da inconsistência, retornando ao passo ‘2’.</text:p>
      <text:p text:style-name="P1"/>
      <text:p text:style-name="P5">CS02 : <text:s/>Cadastrar Estoquista</text:p>
      <text:p text:style-name="P1"/>
      <text:p text:style-name="P1">Descrição Geral : Este caso de uso se inicia quando o gerente solicita o cadastro de um estoquista.</text:p>
      <text:p text:style-name="P1"/>
      <text:p text:style-name="P1">Atores : Gerente</text:p>
      <text:p text:style-name="P1"/>
      <text:p text:style-name="P1">Pré-Condições : Gerente logado no sistema.</text:p>
      <text:p text:style-name="P1"/>
      <text:p text:style-name="P1">Pós-Condições : Sistema gera o cadastro do estoquista.</text:p>
      <text:p text:style-name="P1"/>
      <text:p text:style-name="P1">Fluxo Básico : </text:p>
      <text:p text:style-name="P1"/>
      <text:p text:style-name="P6">1.<text:tab/>Gerente deseja cadastrar estoquista. </text:p>
      <text:p text:style-name="P6">2.<text:tab/>O sistema apresenta formulário para preenchimento de informações do estoquista.</text:p>
      <text:p text:style-name="P6">3.<text:tab/>Gerente preenche o formulário com informações consistentes.</text:p>
      <text:p text:style-name="P6">4.<text:tab/>O sistema analisa as informações inseridas no formulário.</text:p>
      <text:p text:style-name="P14">- Se as informações são consistentes, o sistema efetua o cadastro do estoquista.</text:p>
      <text:p text:style-name="P14">- Se as informações não são consistentes, o sistema informa o motivo da inconsistência, retornando ao passo ‘2’.</text:p>
      <text:p text:style-name="P4"/>
      <text:p text:style-name="P4"/>
      <text:p text:style-name="P1"/>
      <text:p text:style-name="P1"/>
      <text:p text:style-name="P1"/>
      <text:p text:style-name="P5"><text:soft-page-break/>CS03 : <text:s/>Cadastrar comprador</text:p>
      <text:p text:style-name="P1"/>
      <text:p text:style-name="P1">Descrição Geral : Este caso de uso se inicia quando o gerente solicita o cadastro de um comprador.</text:p>
      <text:p text:style-name="P1"/>
      <text:p text:style-name="P1">Atores : Gerente</text:p>
      <text:p text:style-name="P1"/>
      <text:p text:style-name="P1">Pré-Condições : Gerente logado no sistema.</text:p>
      <text:p text:style-name="P1"/>
      <text:p text:style-name="P1">Pós-Condições : Sistema gera o cadastro do comprador.</text:p>
      <text:p text:style-name="P1"/>
      <text:p text:style-name="P1">Fluxo Básico : </text:p>
      <text:p text:style-name="P1"/>
      <text:list xml:id="list35609597" text:style-name="WW8Num4">
        <text:list-item>
          <text:p text:style-name="P3">Gerente deseja cadastrar comprador. </text:p>
        </text:list-item>
        <text:list-item>
          <text:p text:style-name="P3">O sistema apresenta formulário para preenchimento de informações do comprador.</text:p>
        </text:list-item>
        <text:list-item>
          <text:p text:style-name="P3">Gerente preenche o formulário com informações consistentes.</text:p>
        </text:list-item>
        <text:list-item>
          <text:p text:style-name="P3">O sistema analisa as informações inseridas no formulário.</text:p>
        </text:list-item>
      </text:list>
      <text:p text:style-name="P14">- Se as informações são consistentes, o sistema efetua o cadastro do comprador.</text:p>
      <text:p text:style-name="P1">- Se as informações não são consistentes, o sistema informa o motivo da inconsistência, retornando ao passo ‘2’.</text:p>
      <text:p text:style-name="P1"/>
      <text:p text:style-name="P5">CS04 : <text:s/>Gerar Relatório de Entrada de Produto</text:p>
      <text:p text:style-name="P1"/>
      <text:p text:style-name="P1">Descrição Geral : Este caso de uso se inicia quando o gerente solicita gerar um relatório de entrada de produto.</text:p>
      <text:p text:style-name="P1"/>
      <text:p text:style-name="P1">Atores : Gerente</text:p>
      <text:p text:style-name="P1"/>
      <text:p text:style-name="P1">Pré-Condições : Gerente logado no sistema.</text:p>
      <text:p text:style-name="P1"/>
      <text:p text:style-name="P1">Pós-Condições : Sistema gera o relatório solicitado.</text:p>
      <text:p text:style-name="P1"/>
      <text:p text:style-name="P1">Fluxo Básico : </text:p>
      <text:p text:style-name="P1"/>
      <text:p text:style-name="P6">1.<text:tab/>Gerente deseja gerar relatório de entrada de mercadoria.</text:p>
      <text:p text:style-name="P6">2.<text:tab/> O sistema apresenta formulário para preenchimento de informações do estoquista.</text:p>
      <text:p text:style-name="P6">3.<text:tab/>Gerente preenche o formulário com informações consistentes.</text:p>
      <text:p text:style-name="P6">4.<text:tab/>O sistema analisa as informações inseridas no formulário.</text:p>
      <text:p text:style-name="P14">- Se as informações são consistentes, o sistema gera o relatório solicitado.</text:p>
      <text:p text:style-name="P14">- Se as informações não são consistentes, o sistema informa o motivo da inconsistência, retornando ao passo ‘2’.</text:p>
      <text:p text:style-name="P1"/>
      <text:p text:style-name="P5">CS05 : <text:s/>Cancelar entrada de produto</text:p>
      <text:p text:style-name="P1"/>
      <text:p text:style-name="P1">Descrição Geral : Este caso de uso se inicia quando o Gerente ou comprador solicita o cancelamento da entrada de um produto.</text:p>
      <text:p text:style-name="P1"/>
      <text:p text:style-name="P1">Atores : Gerente e Comprador.</text:p>
      <text:p text:style-name="P1"><text:soft-page-break/></text:p>
      <text:p text:style-name="P1">Pré-Condições : Gerente ou comprador logado no sistema e produto cadastrado no sistema.</text:p>
      <text:p text:style-name="P1"/>
      <text:p text:style-name="P1">Pós-Condições : Sistema cancela a entrada do produto solicitado.</text:p>
      <text:p text:style-name="P1"/>
      <text:p text:style-name="P1">Fluxo Básico : </text:p>
      <text:p text:style-name="P1"/>
      <text:p text:style-name="P6">1.<text:tab/>Gerente ou comprador deseja cancelar a entrada de um produto.</text:p>
      <text:p text:style-name="P6">2.<text:tab/>Sistema apresenta uma lista de entrada de produtos.</text:p>
      <text:p text:style-name="P6">3.<text:tab/>Gerente ou comprador verifica o <text:s/>produto desejado e seleciona-o.</text:p>
      <text:p text:style-name="P6">4.<text:tab/>Sistema analisa o produto selecionado.</text:p>
      <text:p text:style-name="P6">5.<text:tab/>Sistema solicita confirmação solicitando ‘senha’.</text:p>
      <text:p text:style-name="P6">6. <text:tab/>Gerente ou comprador insere a senha solicitada.</text:p>
      <text:p text:style-name="P6">7.<text:tab/>Sistema analisa a senha inserida.</text:p>
      <text:p text:style-name="P14">- Se as informações são consistentes, o sistema gera o cancelamento da entrada do produto.</text:p>
      <text:p text:style-name="P14">- Se as informações não são consistentes, o sistema informa o motivo da inconsistência, retornando ao passo ‘5’.</text:p>
      <text:p text:style-name="P1"/>
      <text:p text:style-name="P5">CS06 : <text:s/>Consultar produtos</text:p>
      <text:p text:style-name="P1"/>
      <text:p text:style-name="P1">Descrição Geral : Este caso de uso se inicia quando o Gerente ou Comprador solicita o consultar produtos.</text:p>
      <text:p text:style-name="P1"/>
      <text:p text:style-name="P1">Atores : Gerente ,Comprador,Estoquista e Vendedor.</text:p>
      <text:p text:style-name="P1"/>
      <text:p text:style-name="P1">Pré-Condições : Gerente ou comprador logado no sistema e produto cadastrado no sistema.</text:p>
      <text:p text:style-name="P1"/>
      <text:p text:style-name="P1">Pós-Condições : Sistema apresenta informações referentes ao produto selecionado.</text:p>
      <text:p text:style-name="P1"/>
      <text:p text:style-name="P1">Fluxo Básico : </text:p>
      <text:p text:style-name="P1"/>
      <text:p text:style-name="P6">1.<text:tab/>Usuário deseja consultar informações de um produto cadastrado.</text:p>
      <text:p text:style-name="P6">2.<text:tab/>Sistema apresenta uma lista de produtos cadastrados.</text:p>
      <text:p text:style-name="P6">3.<text:tab/>Usuário verifica o <text:s/>produto desejado e seleciona-o.</text:p>
      <text:p text:style-name="P6">4.<text:tab/>Sistema retorna uma tela informativa sobre o produto selecionado.</text:p>
      <text:p text:style-name="P1"/>
      <text:p text:style-name="P1"/>
      <text:p text:style-name="P5">CS07 : <text:s/>Consultar pedidos</text:p>
      <text:p text:style-name="P1"/>
      <text:p text:style-name="P1">Descrição Geral : Este caso de uso se inicia quando o Gerente ou Comprador solicita <text:s/>consultar pedidos.</text:p>
      <text:p text:style-name="P1"/>
      <text:p text:style-name="P1">Atores : Gerente ,Comprador,Estoquista e Vendedor.</text:p>
      <text:p text:style-name="P4"/>
      <text:p text:style-name="P1"/>
      <text:p text:style-name="P1">Pré-Condições : Usuários logados no sistema e pedido registrado.</text:p>
      <text:p text:style-name="P1"/>
      <text:p text:style-name="P1"><text:soft-page-break/>Pós-Condições : Sistema apresenta informações referentes ao pedido selecionado.</text:p>
      <text:p text:style-name="P1"/>
      <text:p text:style-name="P1">Fluxo Básico : </text:p>
      <text:p text:style-name="P1"/>
      <text:p text:style-name="P6">1.<text:tab/>Usuário deseja consultar informações de um pedido registrado.</text:p>
      <text:p text:style-name="P6">2.<text:tab/>Sistema apresenta uma lista de pedidos registrados.</text:p>
      <text:p text:style-name="P6">3.<text:tab/>Usuário verifica o <text:s/>pedido desejado e seleciona-o.</text:p>
      <text:p text:style-name="P6">4.<text:tab/>Sistema retorna uma tela informativa sobre o pedido selecionado.</text:p>
      <text:p text:style-name="P1"/>
      <text:p text:style-name="P1"/>
      <text:p text:style-name="P5">CS08: <text:s/>Registrar pedido de compra</text:p>
      <text:p text:style-name="P1"/>
      <text:p text:style-name="P1">Descrição Geral : Este caso de uso se inicia quando o comprador solicita registrar pedido de compra.</text:p>
      <text:p text:style-name="P1"/>
      <text:p text:style-name="P1">Atores : Comprador.</text:p>
      <text:p text:style-name="P1"/>
      <text:p text:style-name="P1">Pré-Condições : Comprador logado no sistema.</text:p>
      <text:p text:style-name="P1"/>
      <text:p text:style-name="P1">Pós-Condições : Sistema registra pedido de compra.</text:p>
      <text:p text:style-name="P1"/>
      <text:p text:style-name="P1">Fluxo Básico : </text:p>
      <text:p text:style-name="P1"/>
      <text:p text:style-name="P6">1.<text:tab/>Usuário deseja registrar um novo pedido de compra.</text:p>
      <text:p text:style-name="P6">2.<text:tab/>Sistema apresenta um formulário para preenchimento de informações referentes ao pedido, como forma de pagamento, produtos, quantidades.</text:p>
      <text:p text:style-name="P6">3.<text:tab/>Comprador preenche informações consistentes.</text:p>
      <text:p text:style-name="P6">4.<text:tab/>Sistema analisa as informações inseridas.</text:p>
      <text:p text:style-name="P14">- Se as informações são consistentes, o sistema gera o registro do pedido de compra.</text:p>
      <text:p text:style-name="P14">- Se as informações não são consistentes, o sistema informa o motivo da inconsistência, retornando ao passo ‘2’.</text:p>
      <text:p text:style-name="P1"/>
      <text:p text:style-name="P1"/>
      <text:p text:style-name="P5">CS09 : <text:s/>Cancelar pedido de compra</text:p>
      <text:p text:style-name="P1"/>
      <text:p text:style-name="P1">Descrição Geral : Este caso de uso se inicia quando o comprador solicita cancelar pedido de compra.</text:p>
      <text:p text:style-name="P1"/>
      <text:p text:style-name="P1">Atores : Comprador.</text:p>
      <text:p text:style-name="P1"/>
      <text:p text:style-name="P1">Pré-Condições : Comprador logado no sistema.</text:p>
      <text:p text:style-name="P1"/>
      <text:p text:style-name="P1">Pós-Condições : Sistema registra pedido de compra.</text:p>
      <text:p text:style-name="P1"/>
      <text:p text:style-name="P1">Fluxo Básico : </text:p>
      <text:p text:style-name="P1"/>
      <text:p text:style-name="P6">1.<text:tab/>Usuário deseja cancelar um pedido de compra.</text:p>
      <text:p text:style-name="P6">2.<text:tab/>Sistema apresenta uma lista de pedidos de compra.</text:p>
      <text:p text:style-name="P6">3.<text:tab/>Comprador verifica e seleciona o pedido desejado.</text:p>
      <text:p text:style-name="P6"><text:soft-page-break/>4.<text:tab/>Sistema analisa o produto selecionado.</text:p>
      <text:p text:style-name="P6">5.<text:tab/>Sistema solicita confirmação solicitando que informe o motivo do cancelamento e a senha do comprador.</text:p>
      <text:p text:style-name="P6">6.<text:tab/>Comprador insere as informações solicitadas.</text:p>
      <text:p text:style-name="P6">7.<text:tab/>Sistema analisa as informações inseridas.</text:p>
      <text:p text:style-name="P14">- Se as informações são consistentes, o sistema gera o cancelamento do pedido de compra.</text:p>
      <text:p text:style-name="P14">- Se as informações não são consistentes, o sistema informa o motivo da inconsistência, retornando ao passo ‘5’.</text:p>
      <text:p text:style-name="P6"/>
      <text:p text:style-name="P1"/>
      <text:p text:style-name="P1"/>
      <text:p text:style-name="P5">CS10 : <text:s/>Gerar relatório de pedidos.</text:p>
      <text:p text:style-name="P1"/>
      <text:p text:style-name="P1">Descrição Geral : Este caso de uso se inicia quando o comprador deseja gerar relatório de pedidos.</text:p>
      <text:p text:style-name="P1"/>
      <text:p text:style-name="P1">Atores : Comprador.</text:p>
      <text:p text:style-name="P1"/>
      <text:p text:style-name="P1">Pré-Condições : Comprador logado no sistema.</text:p>
      <text:p text:style-name="P1"/>
      <text:p text:style-name="P1">Pós-Condições : Sistema gera relatório de pedidos.</text:p>
      <text:p text:style-name="P1"/>
      <text:p text:style-name="P1">Fluxo Básico : </text:p>
      <text:p text:style-name="P1"/>
      <text:p text:style-name="P6">1.<text:tab/>Usuário deseja gerar um relatório de pedidos.</text:p>
      <text:p text:style-name="P6">2.<text:tab/>Sistema apresenta uma nova tela com diversas opções de informações que o comprador pode selecionar para o relatório.</text:p>
      <text:p text:style-name="P6">3.<text:tab/>Comprador seleciona as informações desejadas.</text:p>
      <text:p text:style-name="P6">4.<text:tab/>Sistema analisa as informações selecionadas.</text:p>
      <text:p text:style-name="P6">5.<text:tab/>Sistema gera relatório de pedidos conforme informações selecionadas.</text:p>
      <text:p text:style-name="P1"/>
      <text:p text:style-name="P1"/>
      <text:p text:style-name="P5">CS11 : Cadastrar produto.</text:p>
      <text:p text:style-name="P1"/>
      <text:p text:style-name="P1">Descrição Geral : Este caso de uso se inicia quando o estoquista solicita cadastrar um produto.</text:p>
      <text:p text:style-name="P1"/>
      <text:p text:style-name="P1">Atores : Estoquista.</text:p>
      <text:p text:style-name="P1"/>
      <text:p text:style-name="P1">Pré-Condições : Estoquista logado no sistema e entrada do produto concluída.</text:p>
      <text:p text:style-name="P1"/>
      <text:p text:style-name="P1">Pós-Condições : Sistema cadastra o produto.</text:p>
      <text:p text:style-name="P1"/>
      <text:p text:style-name="P1">Fluxo Básico : </text:p>
      <text:p text:style-name="P1"/>
      <text:p text:style-name="P6">1.<text:tab/>Estoquista deseja cadastrar um produto.</text:p>
      <text:p text:style-name="P6">2.<text:tab/>Sistema apresenta um formulário para preenchimento de informações referentes ao produto.</text:p>
      <text:p text:style-name="P6">3.<text:tab/>Estoquista preenche o formulário com informações consistentes.</text:p>
      <text:list xml:id="list35617701" text:style-name="L1">
        <text:list-item>
          <text:p text:style-name="P7"><text:soft-page-break/>Sistema analisa as informações selecionadas.</text:p>
        </text:list-item>
      </text:list>
      <text:p text:style-name="P11"><text:tab/>- Se as informações são consistentes, o sistema gera o cancelamento do pedido <text:tab/>de compra.</text:p>
      <text:p text:style-name="P11"><text:tab/>- Se as informações não são consistentes, o sistema informa o motivo da i<text:tab/>nconsistência, retornando ao passo ‘2’.</text:p>
      <text:p text:style-name="P11"/>
      <text:p text:style-name="P6"/>
      <text:p text:style-name="P14"/>
      <text:p text:style-name="P5">CS12 : <text:s/>Cadastrar etiqueta.</text:p>
      <text:p text:style-name="P1"/>
      <text:p text:style-name="P1">Descrição Geral : Este caso de uso se inicia quando o estoquista solicita cadastrar etiquetas.</text:p>
      <text:p text:style-name="P1"/>
      <text:p text:style-name="P1">Atores : Estoquista.</text:p>
      <text:p text:style-name="P1"/>
      <text:p text:style-name="P1">Pré-Condições : Estoquista logado no sistema.</text:p>
      <text:p text:style-name="P1"/>
      <text:p text:style-name="P1">Pós-Condições : Sistema cadastra a etiqueta.</text:p>
      <text:p text:style-name="P1"/>
      <text:p text:style-name="P1">Fluxo Básico : </text:p>
      <text:p text:style-name="P1"/>
      <text:p text:style-name="P6">1.<text:tab/>Estoquista deseja cadastrar uma etiqueta.</text:p>
      <text:p text:style-name="P6">2.<text:tab/>Sistema apresenta um formulário para preenchimento de informações referentes à etiqueta.</text:p>
      <text:p text:style-name="P6">3.<text:tab/>Estoquista preenche o formulário com informações consistentes.</text:p>
      <text:list xml:id="list35635787" text:continue-numbering="true" text:style-name="L1">
        <text:list-item>
          <text:p text:style-name="P7">Sistema analisa as informações selecionadas.</text:p>
        </text:list-item>
      </text:list>
      <text:p text:style-name="P11"><text:tab/>- Se as informações são consistentes, o sistema gera cadastro da etiqueta.</text:p>
      <text:p text:style-name="P11"><text:tab/>- Se as informações não são consistentes, o sistema informa o motivo da <text:tab/>inconsistência, retornando ao passo ‘2’.</text:p>
      <text:p text:style-name="P11"/>
      <text:p text:style-name="P11"/>
      <text:p text:style-name="P5">CS13 : <text:s/>Emitir etiqueta.</text:p>
      <text:p text:style-name="P1"/>
      <text:p text:style-name="P1">Descrição Geral : Este caso de uso se inicia quando o estoquista solicita emissão de <text:s/>etiquetas.</text:p>
      <text:p text:style-name="P1"/>
      <text:p text:style-name="P1">Atores : Estoquista.</text:p>
      <text:p text:style-name="P1"/>
      <text:p text:style-name="P1">Pré-Condições : Estoquista logado no sistema.</text:p>
      <text:p text:style-name="P1"/>
      <text:p text:style-name="P1">Pós-Condições : Sistema emite a etiqueta.</text:p>
      <text:p text:style-name="P1"/>
      <text:p text:style-name="P1">Fluxo Básico : </text:p>
      <text:p text:style-name="P1"/>
      <text:p text:style-name="P6">1.<text:tab/>Estoquista deseja emitir uma etiqueta.</text:p>
      <text:list xml:id="list35603592" text:style-name="L2">
        <text:list-item>
          <text:p text:style-name="P8">Sistema apresenta uma lista de produtos.</text:p>
        </text:list-item>
      </text:list>
      <text:list xml:id="list35620268" text:style-name="L3">
        <text:list-item>
          <text:p text:style-name="P9">Estoquista seleciona os produtos desejados.</text:p>
        </text:list-item>
        <text:list-item>
          <text:p text:style-name="P9">Sistema apresenta os tipos de etiqueta à serem emitidas.</text:p>
        </text:list-item>
        <text:list-item>
          <text:p text:style-name="P9">Estoquista seleciona o tipo desejado.</text:p>
        </text:list-item>
        <text:list-item>
          <text:p text:style-name="P9">Sistema emite etiquetas conforme o tipo e os produtos selecionados.</text:p>
        </text:list-item>
      </text:list>
      <text:p text:style-name="P11"><text:soft-page-break/></text:p>
      <text:p text:style-name="P5">CS14 : <text:s/>Registrar entrada de produto.</text:p>
      <text:p text:style-name="P1"/>
      <text:p text:style-name="P1">Descrição Geral : Este caso de uso se inicia quando o estoquista registra a entrada de produto através de nota fiscal.</text:p>
      <text:p text:style-name="P1"/>
      <text:p text:style-name="P1">Atores : Estoquista.</text:p>
      <text:p text:style-name="P1"/>
      <text:p text:style-name="P1">Pré-Condições : Estoquista logado no sistema e produtos cadastrados.</text:p>
      <text:p text:style-name="P1"/>
      <text:p text:style-name="P1">Pós-Condições : Sistema emite nota fiscal de entrada de mercadorias.</text:p>
      <text:p text:style-name="P1"/>
      <text:p text:style-name="P1">Fluxo Básico : </text:p>
      <text:p text:style-name="P1"/>
      <text:p text:style-name="P6">1.<text:tab/>Estoquista deseja emitir uma nota fiscal de entrada.</text:p>
      <text:list xml:id="list35619064" text:continue-list="list35603592" text:style-name="L2">
        <text:list-header>
          <text:p text:style-name="P8">2.<text:tab/>Sistema apresenta formulário para preenchimento de informações referentes à nota fiscal.</text:p>
        </text:list-header>
        <text:list-item>
          <text:p text:style-name="P8">Estoquista preenche o formulário apresentado com informações consistentes.</text:p>
        </text:list-item>
        <text:list-item>
          <text:p text:style-name="P8">Sistema analisa as informações selecionadas.</text:p>
        </text:list-item>
        <text:list-item>
          <text:p text:style-name="P8">Sistema apresenta um lista de produtos cadastrados.</text:p>
        </text:list-item>
        <text:list-item>
          <text:p text:style-name="P8">Estoquista seleciona os produtos que entraram.</text:p>
        </text:list-item>
        <text:list-item>
          <text:p text:style-name="P8">Sistema processa a informação e registra a nota fiscal de entrada.</text:p>
        </text:list-item>
      </text:list>
      <text:p text:style-name="P11"/>
      <text:p text:style-name="P11"/>
      <text:p text:style-name="P5">CS15: <text:s/>Registrar saída de produtos.</text:p>
      <text:p text:style-name="P1"/>
      <text:p text:style-name="P1">Descrição Geral : Este caso de uso se inicia quando o vendedor registra a saída de produto através de nota fiscal.</text:p>
      <text:p text:style-name="P1"/>
      <text:p text:style-name="P1">Atores : Vendedor.</text:p>
      <text:p text:style-name="P1"/>
      <text:p text:style-name="P1">Pré-Condições : Vendedor logado no sistema e produtos cadastrados.</text:p>
      <text:p text:style-name="P1"/>
      <text:p text:style-name="P1">Pós-Condições : Sistema emite nota fiscal de saída de mercadorias.</text:p>
      <text:p text:style-name="P1"/>
      <text:p text:style-name="P1">Fluxo Básico : </text:p>
      <text:p text:style-name="P1"/>
      <text:p text:style-name="P6">1.<text:tab/>Vendedor deseja emitir uma nota fiscal de saída.</text:p>
      <text:list xml:id="list35615146" text:continue-numbering="true" text:style-name="L2">
        <text:list-header>
          <text:p text:style-name="P8">2.<text:tab/>Sistema apresenta formulário para preenchimento de informações referentes à nota fiscal.</text:p>
          <text:p text:style-name="P8">3.<text:tab/>Vendedor preenche o formulário apresentado com informações consistentes.</text:p>
          <text:p text:style-name="P8">4.<text:tab/>Sistema analisa as informações selecionadas.</text:p>
          <text:p text:style-name="P8">5.<text:tab/>Sistema apresenta um lista de produtos cadastrados.</text:p>
          <text:p text:style-name="P8">6.<text:tab/>Vendedor seleciona os produtos que sairam.</text:p>
          <text:p text:style-name="P8">7.<text:tab/>Sistema processa a informação e registra a nota fiscal de saída.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">CS16: <text:s/>Atualizar preço de produtos.</text:p>
      <text:p text:style-name="P1"/>
      <text:p text:style-name="P1">Descrição Geral : Este caso de uso se inicia quando o estoquista solicita alterar um produto.</text:p>
      <text:p text:style-name="P1"/>
      <text:p text:style-name="P1">Atores : Estoquista.</text:p>
      <text:p text:style-name="P1"/>
      <text:p text:style-name="P1">Pré-Condições : Estoquista logado no sistema e produto cadastrado.</text:p>
      <text:p text:style-name="P1"/>
      <text:p text:style-name="P1">Pós-Condições : Sistema altera o preço do produto.</text:p>
      <text:p text:style-name="P1"/>
      <text:p text:style-name="P1">Fluxo Básico : </text:p>
      <text:p text:style-name="P1"/>
      <text:list xml:id="list35616068" text:style-name="L4">
        <text:list-item>
          <text:p text:style-name="P10">Estoquista deseja alterar o preço de um produto.</text:p>
        </text:list-item>
        <text:list-item>
          <text:p text:style-name="P10">Sistema apresenta uma lista de produtos cadastrados.</text:p>
        </text:list-item>
        <text:list-item>
          <text:p text:style-name="P10">Estoquista seleciona o produto desejado.</text:p>
        </text:list-item>
        <text:list-item>
          <text:p text:style-name="P10">Sistema apresenta uma nova tela para edição do produto.</text:p>
        </text:list-item>
        <text:list-item>
          <text:p text:style-name="P10">Estoquista altera o preço do produto.</text:p>
        </text:list-item>
        <text:list-item>
          <text:p text:style-name="P10">Sistema processa a alteração do preço.</text:p>
        </text:list-item>
      </text:list>
      <text:p text:style-name="P11"/>
      <text:list xml:id="list35623837" text:continue-list="list35615146" text:style-name="L2">
        <text:list-header>
          <text:p text:style-name="P12"/>
        </text:list-header>
      </text:list>
      <text:p text:style-name="P5">CS17: <text:s/>Cadastrar clientes.</text:p>
      <text:p text:style-name="P1"/>
      <text:p text:style-name="P1">Descrição Geral : Este caso de uso se inicia quando o vendedor solicita cadastrar um cliente.</text:p>
      <text:p text:style-name="P1"/>
      <text:p text:style-name="P1">Atores : Vendedor.</text:p>
      <text:p text:style-name="P1"/>
      <text:p text:style-name="P1">Pré-Condições : Vendedor logado no sistema e produto cadastrado.</text:p>
      <text:p text:style-name="P1"/>
      <text:p text:style-name="P1">Pós-Condições : Sistema cadastrar <text:s/>um <text:s/>novo cliente.</text:p>
      <text:p text:style-name="P1"/>
      <text:p text:style-name="P1">Fluxo Básico : </text:p>
      <text:p text:style-name="P1"/>
      <text:list xml:id="list35627811" text:continue-list="list35616068" text:style-name="L4">
        <text:list-header>
          <text:p text:style-name="P10">1.<text:tab/>Vendedor deseja cadastrar um novo cliente.</text:p>
          <text:p text:style-name="P10">2.<text:tab/>Sistema apresenta um formulário para preenchimento dos dados pessoais do cliente.</text:p>
          <text:p text:style-name="P10">3.<text:tab/>Vendedor preenche o formulário com os dados consistentes.</text:p>
          <text:p text:style-name="P10">4.<text:tab/>Sistema analisa as informações inseridas.</text:p>
        </text:list-header>
      </text:list>
      <text:p text:style-name="P11"><text:tab/>- Se as informações são consistentes, o sistema gera cadastro do cliente.</text:p>
      <text:p text:style-name="P13"><text:tab/>- Se as informações não são consistentes, o sistema informa o motivo da <text:tab/>inconsistência, retornando ao passo ‘2’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3z4" style:family="text">
      <style:text-properties style:font-name="Courier New" style:font-name-complex="Courier New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CASOS DE USO – CONTROLE DE ESTOQUE</dc:title>
    <meta:initial-creator>TONY</meta:initial-creator>
    <meta:creation-date>2016-06-26T23:17:00</meta:creation-date>
    <dc:date>2016-06-27T15:45:28.22</dc:date>
    <meta:editing-cycles>6</meta:editing-cycles>
    <meta:editing-duration>PT1H16M34S</meta:editing-duration>
    <meta:generator>LibreOffice/3.4$Win32 LibreOffice_project/340m1$Build-502</meta:generator>
    <meta:document-statistic meta:table-count="0" meta:image-count="0" meta:object-count="0" meta:page-count="8" meta:paragraph-count="208" meta:word-count="1812" meta:character-count="11812" meta:non-whitespace-character-count="10180"/>
    <meta:user-defined meta:name="Informações 1"/>
    <meta:user-defined meta:name="Informações 2"/>
    <meta:user-defined meta:name="Informações 3"/>
    <meta:user-defined meta:name="Informações 4"/>
  </office:meta>
</office:document-meta>
</file>